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f4b" officeooo:paragraph-rsid="001c0f4b"/>
    </style:style>
    <style:style style:name="P2" style:family="paragraph" style:parent-style-name="Standard">
      <style:paragraph-properties fo:text-align="center" style:justify-single-word="false"/>
      <style:text-properties officeooo:rsid="001c0f4b" officeooo:paragraph-rsid="001c0f4b"/>
    </style:style>
    <style:style style:name="P3" style:family="paragraph" style:parent-style-name="Standard" style:list-style-name="L1">
      <style:text-properties officeooo:rsid="001c0f4b" officeooo:paragraph-rsid="001c0f4b"/>
    </style:style>
    <style:style style:name="P4" style:family="paragraph" style:parent-style-name="Standard">
      <style:text-properties fo:font-size="10pt" fo:font-weight="bold" officeooo:rsid="001c0f4b" officeooo:paragraph-rsid="001c0f4b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style="normal" fo:font-weight="bold" officeooo:rsid="001c0f4b" officeooo:paragraph-rsid="001c0f4b" style:font-size-asian="8.75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list-style-name="L12">
      <style:text-properties fo:font-size="10pt" fo:font-style="normal" fo:font-weight="bold" officeooo:rsid="001c0f4b" officeooo:paragraph-rsid="001c0f4b" style:font-size-asian="8.75pt" style:font-style-asian="normal" style:font-weight-asian="bold" style:font-size-complex="10pt" style:font-style-complex="normal" style:font-weight-complex="bold"/>
    </style:style>
    <style:style style:name="P7" style:family="paragraph" style:parent-style-name="Standard" style:list-style-name="L15">
      <style:text-properties fo:font-size="10pt" fo:font-style="normal" fo:font-weight="bold" officeooo:rsid="0022adc6" officeooo:paragraph-rsid="0022adc6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font-size="10pt" fo:font-style="normal" fo:font-weight="bold" officeooo:rsid="0022adc6" officeooo:paragraph-rsid="0022adc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font-size="10pt" fo:font-style="normal" fo:font-weight="bold" officeooo:rsid="00242cd9" officeooo:paragraph-rsid="00242cd9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pt" fo:font-style="normal" fo:font-weight="normal" officeooo:rsid="001c0f4b" officeooo:paragraph-rsid="001c0f4b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0pt" fo:font-style="italic" fo:font-weight="bold" officeooo:rsid="001c0f4b" officeooo:paragraph-rsid="001c0f4b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Standard" style:list-style-name="L10">
      <style:text-properties fo:font-size="10pt" fo:font-style="italic" fo:font-weight="bold" officeooo:rsid="001c0f4b" officeooo:paragraph-rsid="001c0f4b" style:font-size-asian="8.75pt" style:font-style-asian="italic" style:font-weight-asian="bold" style:font-size-complex="10pt" style:font-style-complex="italic" style:font-weight-complex="bold"/>
    </style:style>
    <style:style style:name="P13" style:family="paragraph" style:parent-style-name="Standard" style:list-style-name="L11">
      <style:text-properties fo:font-size="10pt" fo:font-style="italic" fo:font-weight="bold" officeooo:rsid="001c0f4b" officeooo:paragraph-rsid="001c0f4b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 style:list-style-name="L9">
      <style:text-properties fo:font-size="10pt" fo:font-style="italic" fo:font-weight="bold" officeooo:rsid="001c0f4b" officeooo:paragraph-rsid="001c0f4b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fo:font-size="10pt" fo:font-style="italic" fo:font-weight="bold" officeooo:rsid="001c0f4b" officeooo:paragraph-rsid="001c0f4b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 style:list-style-name="L12">
      <style:text-properties fo:font-size="10pt" fo:font-style="italic" fo:font-weight="bold" officeooo:rsid="001c0f4b" officeooo:paragraph-rsid="001c0f4b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text-properties fo:font-size="10pt" fo:font-style="italic" fo:font-weight="bold" officeooo:rsid="00242cd9" officeooo:paragraph-rsid="00242cd9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fo:font-size="10pt" fo:font-style="italic" fo:font-weight="normal" officeooo:rsid="001c0f4b" officeooo:paragraph-rsid="001c0f4b" style:font-size-asian="8.75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text-properties fo:font-size="10pt" fo:font-style="italic" fo:font-weight="normal" officeooo:rsid="001c0f4b" officeooo:paragraph-rsid="001c0f4b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text-properties fo:font-style="italic" fo:font-weight="bold" officeooo:rsid="00242cd9" officeooo:paragraph-rsid="00242cd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ize="9pt" fo:font-style="italic" officeooo:rsid="001c0f4b" officeooo:paragraph-rsid="001c0f4b" style:font-size-asian="9pt" style:font-style-asian="italic" style:font-size-complex="9pt" style:font-style-complex="italic"/>
    </style:style>
    <style:style style:name="P22" style:family="paragraph" style:parent-style-name="Standard">
      <style:text-properties fo:font-size="9pt" fo:font-style="italic" fo:font-weight="normal" officeooo:rsid="001c0f4b" officeooo:paragraph-rsid="001c0f4b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 style:list-style-name="L12">
      <style:text-properties fo:font-size="9pt" fo:font-style="italic" fo:font-weight="normal" officeooo:rsid="001c0f4b" officeooo:paragraph-rsid="001c0f4b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Standard">
      <style:text-properties fo:font-size="9pt" fo:font-style="italic" fo:font-weight="normal" officeooo:rsid="0022adc6" officeooo:paragraph-rsid="0022adc6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Standard">
      <style:text-properties fo:font-size="9pt" fo:font-style="normal" fo:font-weight="normal" officeooo:rsid="001c0f4b" officeooo:paragraph-rsid="001c0f4b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text-properties fo:font-size="9pt" fo:font-style="normal" fo:font-weight="bold" officeooo:rsid="001c0f4b" officeooo:paragraph-rsid="001c0f4b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 style:list-style-name="L6">
      <style:text-properties fo:font-size="9pt" fo:font-style="normal" fo:font-weight="bold" officeooo:rsid="001c0f4b" officeooo:paragraph-rsid="001c0f4b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>
      <style:text-properties fo:font-size="9pt" fo:font-style="normal" fo:font-weight="bold" officeooo:rsid="001c5d94" officeooo:paragraph-rsid="001c5d94" style:font-size-asian="9pt" style:font-style-asian="normal" style:font-weight-asian="bold" style:font-size-complex="9pt" style:font-style-complex="normal" style:font-weight-complex="bold"/>
    </style:style>
    <style:style style:name="P29" style:family="paragraph" style:parent-style-name="Standard" style:list-style-name="L5">
      <style:text-properties fo:font-size="9pt" fo:font-style="normal" fo:font-weight="bold" officeooo:rsid="001c5d94" officeooo:paragraph-rsid="001c5d94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>
      <style:text-properties fo:font-size="9pt" fo:font-style="normal" fo:font-weight="bold" officeooo:rsid="00242cd9" officeooo:paragraph-rsid="00242cd9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>
      <style:text-properties fo:font-style="normal" fo:font-weight="bold" officeooo:rsid="00242cd9" officeooo:paragraph-rsid="00242cd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242cd9" officeooo:paragraph-rsid="002526ff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2526ff" officeooo:paragraph-rsid="002526ff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weight="normal" officeooo:rsid="00242cd9" officeooo:paragraph-rsid="00242cd9" style:font-weight-asian="normal" style:font-weight-complex="normal"/>
    </style:style>
    <style:style style:name="P35" style:family="paragraph" style:parent-style-name="Standard">
      <style:text-properties fo:font-weight="normal" officeooo:rsid="00242cd9" officeooo:paragraph-rsid="002526ff" style:font-weight-asian="normal" style:font-weight-complex="normal"/>
    </style:style>
    <style:style style:name="P36" style:family="paragraph" style:parent-style-name="Standard">
      <style:text-properties fo:font-weight="normal" officeooo:rsid="0025a658" officeooo:paragraph-rsid="0025a658" style:font-weight-asian="normal" style:font-weight-complex="normal"/>
    </style:style>
    <style:style style:name="P37" style:family="paragraph" style:parent-style-name="Standard">
      <style:text-properties fo:font-weight="bold" officeooo:rsid="00242cd9" officeooo:paragraph-rsid="00242cd9" style:font-weight-asian="bold" style:font-weight-complex="bold"/>
    </style:style>
    <style:style style:name="P38" style:family="paragraph" style:parent-style-name="Standard">
      <style:text-properties fo:font-weight="bold" officeooo:rsid="00242cd9" officeooo:paragraph-rsid="002526ff" style:font-weight-asian="bold" style:font-weight-complex="bold"/>
    </style:style>
    <style:style style:name="P39" style:family="paragraph" style:parent-style-name="Standard">
      <style:text-properties fo:font-weight="bold" officeooo:rsid="002526ff" officeooo:paragraph-rsid="002526ff" style:font-weight-asian="bold" style:font-weight-complex="bold"/>
    </style:style>
    <style:style style:name="P40" style:family="paragraph" style:parent-style-name="Standard">
      <style:text-properties fo:font-size="12pt" fo:font-style="normal" fo:font-weight="bold" officeooo:rsid="001c5d94" officeooo:paragraph-rsid="001c5d94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font-size="12pt" fo:font-style="normal" fo:font-weight="bold" officeooo:rsid="001c0f4b" officeooo:paragraph-rsid="001c0f4b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 style:list-style-name="L3">
      <style:text-properties fo:font-size="11pt" officeooo:paragraph-rsid="001c0f4b" style:font-size-asian="11pt" style:font-size-complex="11pt"/>
    </style:style>
    <style:style style:name="P43" style:family="paragraph" style:parent-style-name="Standard" style:list-style-name="L2">
      <style:text-properties fo:font-size="11pt" fo:font-style="normal" fo:font-weight="bold" officeooo:rsid="001c0f4b" officeooo:paragraph-rsid="001c0f4b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text-properties fo:font-size="11pt" fo:font-style="normal" fo:font-weight="bold" officeooo:rsid="00242cd9" officeooo:paragraph-rsid="00242cd9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text-properties fo:font-size="11pt" fo:font-style="italic" fo:font-weight="bold" officeooo:rsid="00242cd9" officeooo:paragraph-rsid="00242cd9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Standard">
      <style:text-properties fo:font-size="11pt" fo:font-style="italic" fo:font-weight="bold" officeooo:rsid="00242cd9" officeooo:paragraph-rsid="002526ff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242cd9" officeooo:paragraph-rsid="00242cd9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Standard">
      <style:text-properties fo:font-size="11pt" fo:font-weight="bold" officeooo:rsid="00242cd9" officeooo:paragraph-rsid="00242cd9" style:font-size-asian="11pt" style:font-weight-asian="bold" style:font-size-complex="11pt" style:font-weight-complex="bold"/>
    </style:style>
    <style:style style:name="P49" style:family="paragraph" style:parent-style-name="Standard">
      <style:text-properties fo:font-size="11pt" fo:font-weight="bold" officeooo:rsid="00242cd9" officeooo:paragraph-rsid="002526ff" style:font-size-asian="11pt" style:font-weight-asian="bold" style:font-size-complex="11pt" style:font-weight-complex="bold"/>
    </style:style>
    <style:style style:name="P50" style:family="paragraph" style:parent-style-name="Standard">
      <style:text-properties officeooo:paragraph-rsid="0022adc6"/>
    </style:style>
    <style:style style:name="P51" style:family="paragraph" style:parent-style-name="Standard" style:list-style-name="L17">
      <style:text-properties officeooo:paragraph-rsid="0022adc6"/>
    </style:style>
    <style:style style:name="P52" style:family="paragraph" style:parent-style-name="Standard">
      <style:text-properties officeooo:rsid="00242cd9" officeooo:paragraph-rsid="00242cd9"/>
    </style:style>
    <style:style style:name="P53" style:family="paragraph" style:parent-style-name="Standard">
      <style:text-properties fo:font-size="13pt" fo:font-style="normal" fo:font-weight="bold" officeooo:rsid="00242cd9" officeooo:paragraph-rsid="00242cd9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42cd9" officeooo:paragraph-rsid="00242c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fo:font-weight="bold" officeooo:rsid="0022adc6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officeooo:rsid="001c0f4b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officeooo:rsid="001c0f4b" style:font-style-asian="normal" style:font-weight-asian="normal" style:font-style-complex="normal" style:font-weight-complex="normal"/>
    </style:style>
    <style:style style:name="T6" style:family="text">
      <style:text-properties fo:font-size="9pt" fo:font-style="normal" style:font-size-asian="9pt" style:font-style-asian="normal" style:font-size-complex="9pt" style:font-style-complex="normal"/>
    </style:style>
    <style:style style:name="T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ize="9pt" fo:font-style="italic" fo:font-weight="normal" officeooo:rsid="0022adc6" style:font-size-asian="9pt" style:font-style-asian="italic" style:font-weight-asian="normal" style:font-size-complex="9pt" style:font-style-complex="italic" style:font-weight-complex="normal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c0f4b" style:font-style-asian="italic" style:font-weight-asian="normal" style:font-style-complex="italic" style:font-weight-complex="normal"/>
    </style:style>
    <style:style style:name="T16" style:family="text">
      <style:text-properties officeooo:rsid="0022adc6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TA – трансфер на емейли.</text:p>
      <text:p text:style-name="P1"/>
      <text:p text:style-name="P1"/>
      <text:p text:style-name="P1"/>
      <text:p text:style-name="P1">Емейл протокола който праща от един email server към друг е:</text:p>
      <text:p text:style-name="P1"/>
      <text:list xml:id="list662642654" text:style-name="L1">
        <text:list-item>
          <text:p text:style-name="P3"><text:span text:style-name="T1">SMTP</text:span> или <text:span text:style-name="T1">Simple Mail Transfer Protocol</text:span>.</text:p>
        </text:list-item>
        <text:list-item>
          <text:p text:style-name="P3"><text:span text:style-name="T1">SMTP</text:span> работи върху <text:span text:style-name="T1">IP</text:span>.</text:p>
        </text:list-item>
        <text:list-item>
          <text:p text:style-name="P3">Използва <text:span text:style-name="T1">TCP</text:span> или <text:span text:style-name="T1">UDP</text:span> върху порт <text:span text:style-name="T1">25</text:span>.</text:p>
        </text:list-item>
      </text:list>
      <text:p text:style-name="P1"/>
      <text:p text:style-name="P1"/>
      <text:p text:style-name="P4">Какво значи порт:</text:p>
      <text:p text:style-name="P21">Мрежовият порт е софтуерна абстракция служеща за определяне на различните крайни точки на комуникационните канали в рамките на един хост.</text:p>
      <text:p text:style-name="P21"/>
      <text:p text:style-name="P5">Какво е TCP:</text:p>
      <text:p text:style-name="P10"><text:span text:style-name="T1">TCP</text:span> е мрежов протокол за управление на обмена на информация.</text:p>
      <text:p text:style-name="P18"/>
      <text:p text:style-name="P5">Какво е UDP:</text:p>
      <text:p text:style-name="P22"><text:span text:style-name="T1">User Datagram Protocol</text:span> е минимален транспортен протокол.</text:p>
      <text:p text:style-name="P22"/>
      <text:p text:style-name="P41">Email структурата съдържа:</text:p>
      <text:p text:style-name="P25"/>
      <text:list xml:id="list466343401" text:style-name="L3">
        <text:list-item>
          <text:p text:style-name="P42"><text:span text:style-name="T4">Sender’s ID <text:s/></text:span><text:span text:style-name="T5">(</text:span><text:span text:style-name="T15">Индентификационния номер на изпращача)</text:span><text:span text:style-name="T4"><text:tab/><text:tab/><text:tab/><text:tab/></text:span></text:p>
        </text:list-item>
      </text:list>
      <text:list xml:id="list354976255" text:style-name="L2">
        <text:list-item>
          <text:p text:style-name="P43">Sender’s Domain <text:span text:style-name="T12">(</text:span><text:span text:style-name="T14">Домейна на изпрщача)</text:span></text:p>
        </text:list-item>
        <text:list-item>
          <text:p text:style-name="P43">Destination email address <text:span text:style-name="T12">(</text:span><text:span text:style-name="T14">Имейла на когото изпращаме информацията)</text:span></text:p>
        </text:list-item>
        <text:list-item>
          <text:p text:style-name="P43">Subject line <text:span text:style-name="T12">(</text:span><text:span text:style-name="T14">Предмет/Тема на съобщението)</text:span></text:p>
        </text:list-item>
        <text:list-item>
          <text:p text:style-name="P43">Message data <text:span text:style-name="T12">(Информацията на съобщението)</text:span></text:p>
        </text:list-item>
      </text:list>
      <text:p text:style-name="P26"><text:span text:style-name="T12"/></text:p>
      <text:p text:style-name="P40">Email термини:</text:p>
      <text:p text:style-name="P28"><text:span text:style-name="T12"/></text:p>
      <text:list xml:id="list4016962927" text:style-name="L5">
        <text:list-item>
          <text:p text:style-name="P29">Mail User Agent (MUA):</text:p>
        </text:list-item>
      </text:list>
      <text:p text:style-name="P25"/>
      <text:p text:style-name="P22">Потребителски агент на поща (MUA), наричан още имейл клиент, е компютърно приложение,</text:p>
      <text:p text:style-name="P22">което ви позволява да изпращате и извличате имейли. MUA е това, с което взаимодействате, за</text:p>
      <text:p text:style-name="P22">разлика от имейл сървъра, който транспортира имейл. MUA могат да бъдат софтуерни</text:p>
      <text:p text:style-name="P22">приложения, като например бележки на Outlook Express и Lotus, или те могат да бъдат услуги за</text:p>
      <text:p text:style-name="P22">уеб поща като тези, предоставени от Yahoo !, Microsoft Outlook.com и Gmail.</text:p>
      <text:p text:style-name="P22"/>
      <text:list xml:id="list1019270986" text:style-name="L6">
        <text:list-item>
          <text:p text:style-name="P27">Mail Transport Agent (MTA):</text:p>
        </text:list-item>
      </text:list>
      <text:p text:style-name="P22">В рамките на системата за електронна поща агентът за прехвърляне на съобщения или агентът за</text:p>
      <text:p text:style-name="P22">прехвърляне на поща или пощенското реле е софтуер, който прехвърля електронни съобщения по</text:p>
      <text:p text:style-name="P22">пощата от един компютър на друг, използвайки SMTP.</text:p>
      <text:p text:style-name="P22"/>
      <text:list xml:id="list3345405434" text:style-name="L9">
        <text:list-item>
          <text:p text:style-name="P14">Mail Submission agent (MSA):</text:p>
        </text:list-item>
      </text:list>
      <text:p text:style-name="P19"/>
      <text:p text:style-name="P22">Агент за изпращане на съобщения (MSA) или агент за изпращане на поща е компютърна</text:p>
      <text:p text:style-name="P22">програма или софтуерен агент, който получава съобщения от електронна поща от агент на потребител на</text:p>
      <text:p text:style-name="P22">поща (MUA) и си сътрудничи с агент за прехвърляне на поща (MTA) за доставка на пощата. Той използва ESMTP, вариант на Simple Mail Transfer</text:p>
      <text:p text:style-name="P22">Protocol (SMTP), както е посочено в RFC 6409. Много MTA изпълняват и функцията на MSA, но има и програми, които са специално проектирани като MSA без пълна MTA функционалност. Исторически погледнато, в Интернет пощата и MTA, и MSA функциите използват порт номер 25, но официалният порт за MSA е 587. MTA приема входящата поща на потребителя, докато MSA приема изходящата поща на потребителя.</text:p>
      <text:p text:style-name="P22"/>
      <text:list xml:id="list1494528066" text:style-name="L10">
        <text:list-item>
          <text:p text:style-name="P12">Mail Delivery Agent (MDA):</text:p>
          <text:p text:style-name="P12"/>
        </text:list-item>
      </text:list>
      <text:p text:style-name="P22">Агент за доставка на поща или агент за доставка на съобщения (MDA) е компютърен софтуерен компонент, който отговаря за доставката на имейл съобщения до пощенската кутия на местния получател.</text:p>
      <text:p text:style-name="P22">Нарича се още местен агент за доставка (LDA).</text:p>
      <text:p text:style-name="P22"/>
      <text:p text:style-name="P18"/>
      <text:p text:style-name="P18"/>
      <text:list xml:id="list287103040" text:style-name="L11">
        <text:list-item>
          <text:p text:style-name="P13"><text:soft-page-break/>Post Office Protocol (POP3/POP3s):</text:p>
        </text:list-item>
      </text:list>
      <text:p text:style-name="P11"/>
      <text:p text:style-name="P22">Post Office Protocol е протокол за извличане на получена електронна поща от e-mail сървър върху клиентски компютър. Текущата версия на протокола е 3 и затова често той се обозначава със съкращението</text:p>
      <text:p text:style-name="P22">POP3 (Post Office Protocol, version 3).</text:p>
      <text:p text:style-name="P18"/>
      <text:list xml:id="list1202004007" text:style-name="L12">
        <text:list-item>
          <text:p text:style-name="P6">Internet Mail Access Protocol (IMAP):</text:p>
          <text:p text:style-name="P23">Internet Message Access Protocol („интернет протокол за достъп до съобщения“, познат повече</text:p>
          <text:p text:style-name="P23">като IMAP и наричан в миналото Interactive Mail Access Protocol.</text:p>
        </text:list-item>
      </text:list>
      <text:p text:style-name="P22"/>
      <text:list xml:id="list182204709888391" text:continue-numbering="true" text:style-name="L12">
        <text:list-item>
          <text:p text:style-name="P16">Smart host/mail relay:</text:p>
        </text:list-item>
      </text:list>
      <text:p text:style-name="P15"/>
      <text:p text:style-name="P22">Интелигентният хост или smarthost е имейл сървър, чрез който трети страни могат да изпращат</text:p>
      <text:p text:style-name="P22">имейли и да ги препращат към имейл сървърите на получателите на имейли.</text:p>
      <text:p text:style-name="P22"/>
      <text:list xml:id="list3759926620" text:style-name="L15">
        <text:list-item>
          <text:p text:style-name="P7">Mail queue:</text:p>
        </text:list-item>
      </text:list>
      <text:p text:style-name="P8"/>
      <text:p text:style-name="P24">В компютърните науки опашките за съобщения и пощенските кутии са компоненти на софтуерното</text:p>
      <text:p text:style-name="P24">инженерство, които обикновено се използват за комуникация между процесите (IPC) или за</text:p>
      <text:p text:style-name="P24">комуникация между потоци в рамките на същия процес.</text:p>
      <text:p text:style-name="P24"/>
      <text:list xml:id="list266691379" text:style-name="L17">
        <text:list-item>
          <text:p text:style-name="P51"><text:span text:style-name="T2">Mailbox:</text:span></text:p>
        </text:list-item>
      </text:list>
      <text:p text:style-name="P50"><text:span text:style-name="T8">Пощенска кутия (също електронна пощенска кутия, имейл кутия, имейл кутия, електронна кутия) е местонахождението, до което се доставят електронните съобщения. Това е еквивалент на пощенска кутия в пощенската система.</text:span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9">Какво е DNS:</text:p>
      <text:p text:style-name="P52"><text:span text:style-name="T7"/></text:p>
      <text:p text:style-name="P52"><text:span text:style-name="T7">DNS е телефонната книга на интернет. Хората достъпват информация през домейн имена като example.com, website.com и много други. Мрежовите търсачки си взаимодействат с интернет протокол (IP) адресите. DNS превежда домейн имената към IP адреси така, че търсачките да могат да заредят техните интернет ресурси. Всяко устройство свързано с интернет има необикновен IP адрес който бива открит от други машини. DNS сървърите елиминират нуждата от това хората да помнят IP адреси като 192.168.1.1 в IPv4, или по комплексните мак адреси като 2400:cb00:2048:1::c629:d7a2 в IPv6.</text:span></text:p>
      <text:p text:style-name="P50"><text:span text:style-name="T8"/></text:p>
      <text:p text:style-name="P50"><text:span text:style-name="T8"/></text:p>
      <text:p text:style-name="P53"><text:span text:style-name="T16">И</text:span>нсталация на Postfix един малък емейл клиент:</text:p>
      <text:p text:style-name="P52"><text:span text:style-name="T7"/></text:p>
      <text:p text:style-name="P30">sudo yum install postfix</text:p>
      <text:p text:style-name="P52"><text:span text:style-name="T7"/></text:p>
      <text:p text:style-name="P45">Сега ще направим postfix MTA по подразбиране:</text:p>
      <text:p text:style-name="P34"><text:span text:style-name="T9"/></text:p>
      <text:p text:style-name="P30">sudo alternatives --set mta /usr/sbin/sendmail.postfix</text:p>
      <text:p text:style-name="P34"><text:span text:style-name="T9"/></text:p>
      <text:p text:style-name="P45">Нека разгледаме конфигурационните файлове на posfix:</text:p>
      <text:p text:style-name="P34"><text:span text:style-name="T9"/></text:p>
      <text:p text:style-name="P30">less –N /etc/postfix/access</text:p>
      <text:p text:style-name="P34"><text:span text:style-name="T9"/></text:p>
      <text:p text:style-name="P45">Ще забелижите, че опътването на postfix се съдържа в целият конфигурационнен файл.</text:p>
      <text:p text:style-name="P34"><text:span text:style-name="T9"/></text:p>
      <text:p text:style-name="P31"><text:span text:style-name="T11">/EMAIL ADDRESS PATTERNS</text:span></text:p>
      <text:p text:style-name="P34"><text:span text:style-name="T9"/></text:p>
      <text:p text:style-name="P45">Тук ще видите правата за достъп с насока и-мейл адрес.</text:p>
      <text:p text:style-name="P34"><text:span text:style-name="T9"/></text:p>
      <text:p text:style-name="P31"><text:span text:style-name="T11">/HOST NAME ADDRESS</text:span></text:p>
      <text:p text:style-name="P34"><text:span text:style-name="T9"/></text:p>
      <text:p text:style-name="P45">Тук ще видим патерна наподобяваща тази която погледнахме туко що.</text:p>
      <text:p text:style-name="P34"><text:span text:style-name="T9"/></text:p>
      <text:p text:style-name="P45">Малко по-комплексна е, защото можем да впишем IP адрес и CIDIR мрежи.</text:p>
      <text:p text:style-name="P34"><text:span text:style-name="T9"/></text:p>
      <text:p text:style-name="P20"><text:span text:style-name="T11">/ACCEPT ACTIONS</text:span></text:p>
      <text:p text:style-name="P34"><text:span text:style-name="T9"/></text:p>
      <text:p text:style-name="P45">Прием на адреси.</text:p>
      <text:p text:style-name="P34"><text:span text:style-name="T9"/></text:p>
      <text:p text:style-name="P20"><text:span text:style-name="T11">/REJECT ACTIONS</text:span></text:p>
      <text:p text:style-name="P34"><text:span text:style-name="T9"/></text:p>
      <text:p text:style-name="P45"><text:soft-page-break/>Можем да отхвърляме с различни кодове и съобщения от тук.</text:p>
      <text:p text:style-name="P45"/>
      <text:p text:style-name="P31"><text:span text:style-name="T11">/OTHER ACTIONS</text:span></text:p>
      <text:p text:style-name="P34"><text:span text:style-name="T9"/></text:p>
      <text:p text:style-name="P45">Тук се съдържа Discard, което казва на сървъра да отхвърли съобщението, но казва на изпращача,</text:p>
      <text:p text:style-name="P45">че го приема.</text:p>
      <text:p text:style-name="P34"><text:span text:style-name="T9"/></text:p>
      <text:p text:style-name="P31"><text:span text:style-name="T11">/REGULAR</text:span></text:p>
      <text:p text:style-name="P34"><text:span text:style-name="T9"/></text:p>
      <text:p text:style-name="P45">Тази секция обяснява как да ползваме regular expressions.</text:p>
      <text:p text:style-name="P34"><text:span text:style-name="T9"/></text:p>
      <text:p text:style-name="P31"><text:span text:style-name="T11">/EXAMPLE</text:span></text:p>
      <text:p text:style-name="P34"><text:span text:style-name="T9"/></text:p>
      <text:p text:style-name="P45">Показ на прием от човек с IP 1.2.3.4, но отказ от всички останали в 1.2.3.0/24.</text:p>
      <text:p text:style-name="P45">Също казва, че ако ще ползвате каквото и да е било от този файл вие ще трябва да конвертирате</text:p>
      <text:p text:style-name="P45">файла в postfix база данни използвайки командата postmap, ако не го направите вашият access</text:p>
      <text:p text:style-name="P45">control няма да има никакъв ефект.</text:p>
      <text:p text:style-name="P37"><text:span text:style-name="T9">q за да напуснете less –N</text:span></text:p>
      <text:p text:style-name="P34"><text:span text:style-name="T9"/></text:p>
      <text:p text:style-name="P31"><text:span text:style-name="T11">sudo postmap /etc/postfix/access</text:span></text:p>
      <text:p text:style-name="P34"><text:span text:style-name="T9"/></text:p>
      <text:p text:style-name="P45">Ако конфигурацията няма проблеми, няма да има никакви съобщения за грешки.</text:p>
      <text:p text:style-name="P45">Въпреки няма грешки метода за проверка, е следният:</text:p>
      <text:p text:style-name="P34"><text:span text:style-name="T9"/></text:p>
      <text:p text:style-name="P31"><text:span text:style-name="T11">ls /etc/postfix/*.db</text:span></text:p>
      <text:p text:style-name="P34"><text:span text:style-name="T9"/></text:p>
      <text:p text:style-name="P45">Така ще видите, че има създаден успешно файл с цел прилагане на базата с данните.</text:p>
      <text:p text:style-name="P45">За да конфигурираме локален и-мейл сървър, ще трябва да обработим първо конфигурацията</text:p>
      <text:p text:style-name="P45">намиращата се в /etc/postfix/main.cf използвайки текстови редактор, на host1.</text:p>
      <text:p text:style-name="P34"><text:span text:style-name="T9"/></text:p>
      <text:p text:style-name="P31"><text:span text:style-name="T11">sudo vim /etc/postfix/main.cf</text:span></text:p>
      <text:p text:style-name="P34"><text:span text:style-name="T9"/></text:p>
      <text:p text:style-name="P45">Първото нещот което ще трябва да променим във файла ще нашето hostname с идеята да сложим</text:p>
      <text:p text:style-name="P45">адекватен и правилен маяк (фар, сигнален огън), след това mydomain, допълнителната точност.</text:p>
      <text:p text:style-name="P45">(слагаме дървата в огъня).</text:p>
      <text:p text:style-name="P34"><text:span text:style-name="T9"/></text:p>
      <text:p text:style-name="P45">Така трябва да изглеждат промените ви:</text:p>
      <text:p text:style-name="P34"><text:span text:style-name="T9"/></text:p>
      <text:p text:style-name="P31"><text:span text:style-name="T11">myhostname = host1.localnet.com</text:span></text:p>
      <text:p text:style-name="P31"><text:span text:style-name="T11">mydomain = localnet.com</text:span></text:p>
      <text:p text:style-name="P34"><text:span text:style-name="T9"/></text:p>
      <text:p text:style-name="P45">Или да ползваме следното myorigin което ще съдържа същата стойност.</text:p>
      <text:p text:style-name="P31"><text:span text:style-name="T11">#myorigin = $myhostname</text:span></text:p>
      <text:p text:style-name="P34"><text:span text:style-name="T9"/></text:p>
      <text:p text:style-name="P45">Под него ще видите същата опция за domain.</text:p>
      <text:p text:style-name="P34"><text:span text:style-name="T9"/></text:p>
      <text:p text:style-name="P37"><text:span text:style-name="T6">Inet_interfaces = all </text:span><text:span text:style-name="T17">Трябва да откоментирате за да може да приема информация по мрежата.</text:span></text:p>
      <text:p text:style-name="P34"><text:span text:style-name="T9"/></text:p>
      <text:p text:style-name="P45">Същото важи и за inet_protocols.</text:p>
      <text:p text:style-name="P34"><text:span text:style-name="T9"/></text:p>
      <text:p text:style-name="P45">Проверете дали информацията на mydestination е:</text:p>
      <text:p text:style-name="P34"><text:span text:style-name="T9"/></text:p>
      <text:p text:style-name="P37"><text:span text:style-name="T9">mydestination = $myhostname, localhost.$mydomain, localhost, $mydomain</text:span></text:p>
      <text:p text:style-name="P34"><text:span text:style-name="T9"/></text:p>
      <text:p text:style-name="P45">Коментирайте линията:</text:p>
      <text:p text:style-name="P34"><text:span text:style-name="T9"/></text:p>
      <text:p text:style-name="P31"><text:span text:style-name="T11">#mydestination = $myhostname, localhost.$mydomain, localhost</text:span></text:p>
      <text:p text:style-name="P37"><text:span text:style-name="T9"/></text:p>
      <text:p text:style-name="P45">Намерете линията със mynetworks и добавете вашата локална мрежа примера оттдолу е за моята</text:p>
      <text:p text:style-name="P45"><text:soft-page-break/>лаборатория:</text:p>
      <text:p text:style-name="P34"><text:span text:style-name="T9"/></text:p>
      <text:p text:style-name="P31"><text:span text:style-name="T11">mynetworks = 192.168.0.0/24, 127.0.0.0/8</text:span></text:p>
      <text:p text:style-name="P37"><text:span text:style-name="T9"/></text:p>
      <text:p text:style-name="P45">Следващата линия я няма във файла, затова направете следното:</text:p>
      <text:p text:style-name="P37"><text:span text:style-name="T9">ESC+G+A </text:span><text:span text:style-name="T17">ще ви премести директно на последната линия и оттдолу напишете:</text:span></text:p>
      <text:p text:style-name="P34"><text:span text:style-name="T9"/></text:p>
      <text:p text:style-name="P31"><text:span text:style-name="T11">disable_dns_lookups = yes</text:span></text:p>
      <text:p text:style-name="P37"><text:span text:style-name="T9"/></text:p>
      <text:p text:style-name="P45">Това ще инструктира postfix също да вземе адресната информацията от /etc/hosts, защото</text:p>
      <text:p text:style-name="P45">неговото съдържание е със следното попринцип:</text:p>
      <text:p text:style-name="P39"><text:span text:style-name="T9"/></text:p>
      <text:p text:style-name="P33"><text:span text:style-name="T11">cat /etc/hosts</text:span></text:p>
      <text:p text:style-name="P37"><text:span text:style-name="T9"/></text:p>
      <text:p text:style-name="P46">Запазете и излезте от файла с: </text:p>
      <text:p text:style-name="P38"><text:span text:style-name="T9"/></text:p>
      <text:p text:style-name="P32"><text:span text:style-name="T11">ESC+W+Q</text:span></text:p>
      <text:p text:style-name="P34"><text:span text:style-name="T9"/></text:p>
      <text:p text:style-name="P45">Нека проверим конфигурацията на postfix със postfix check:</text:p>
      <text:p text:style-name="P34"><text:span text:style-name="T9"/></text:p>
      <text:p text:style-name="P31"><text:span text:style-name="T11">sudo postfix check</text:span></text:p>
      <text:p text:style-name="P34"><text:span text:style-name="T9"/></text:p>
      <text:p text:style-name="P45">Сега нека позволим SMTP трафика в защитната стена:</text:p>
      <text:p text:style-name="P34"><text:span text:style-name="T9"/></text:p>
      <text:p text:style-name="P31"><text:span text:style-name="T11">sudo firewall-cmd --permanent --add-service smtp</text:span></text:p>
      <text:p text:style-name="P31"><text:span text:style-name="T11">sudo firewall-cmd –reload</text:span></text:p>
      <text:p text:style-name="P31"><text:span text:style-name="T11"/></text:p>
      <text:p text:style-name="P31"><text:span text:style-name="T11"/></text:p>
      <text:p text:style-name="P34"><text:span text:style-name="T9"/></text:p>
      <text:p text:style-name="P45">Нека нагласим демона да стартира сам след рестартиране:</text:p>
      <text:p text:style-name="P31"><text:span text:style-name="T11"/></text:p>
      <text:p text:style-name="P31"><text:span text:style-name="T11">sudo systemctl enable postfix</text:span></text:p>
      <text:p text:style-name="P31"><text:span text:style-name="T11">sudo systemctl restart postfix</text:span></text:p>
      <text:p text:style-name="P31"><text:span text:style-name="T11">sudo systemctl status postfix</text:span></text:p>
      <text:p text:style-name="P44"/>
      <text:p text:style-name="P45">Сега ще трябва да направим postfix е-мейл клиента под-разбиране.</text:p>
      <text:p text:style-name="P34"><text:span text:style-name="T9"/></text:p>
      <text:p text:style-name="P34"><text:span text:style-name="T9">sudo alternatives --set mta /usr/sbin/sendmail.postfix</text:span></text:p>
      <text:p text:style-name="P44"/>
      <text:p text:style-name="P47">Сега нека пробваме дали работи:</text:p>
      <text:p text:style-name="P44"/>
      <text:p text:style-name="P45">Направете нов потребител и задайте парола:</text:p>
      <text:p text:style-name="P34"><text:span text:style-name="T9"/></text:p>
      <text:p text:style-name="P30">sudo adduser nick2</text:p>
      <text:p text:style-name="P30">sudo passwd nick2</text:p>
      <text:p text:style-name="P30">sudo yum install mailx</text:p>
      <text:p text:style-name="P30">sudo usermod -aG mail nick2</text:p>
      <text:p text:style-name="P34"><text:span text:style-name="T9"/></text:p>
      <text:p text:style-name="P48"><text:span text:style-name="T13">За да изпратим мейл използвайте следното:</text:span></text:p>
      <text:p text:style-name="P34"><text:span text:style-name="T9"/></text:p>
      <text:p text:style-name="P30">date | mail -s "This is a local test" nick2</text:p>
      <text:p text:style-name="P34"><text:span text:style-name="T9"/></text:p>
      <text:p text:style-name="P31"><text:span text:style-name="T11">su nick2</text:span></text:p>
      <text:p text:style-name="P34"><text:span text:style-name="T9"/></text:p>
      <text:p text:style-name="P31"><text:span text:style-name="T11">mail</text:span></text:p>
      <text:p text:style-name="P34"><text:span text:style-name="T9"/></text:p>
      <text:p text:style-name="P45">И ще може да прочете мейла си.</text:p>
      <text:p text:style-name="P38"><text:span text:style-name="T9"/></text:p>
      <text:p text:style-name="P49"><text:span text:style-name="T13">Ако имате проблеми винаги може да видите:</text:span></text:p>
      <text:p text:style-name="P38"><text:span text:style-name="T9"/></text:p>
      <text:p text:style-name="P38"><text:span text:style-name="T6">tail -f /var/log/mailog</text:span></text:p>
      <text:p text:style-name="P34"><text:span text:style-name="T9"/></text:p>
      <text:p text:style-name="P45"><text:span text:style-name="T3">Aliases</text:span> (псевдоними) файла е този файл който препраща от един email получател към друг локален</text:p>
      <text:p text:style-name="P45">получател.</text:p>
      <text:p text:style-name="P34"><text:soft-page-break/><text:span text:style-name="T9"/></text:p>
      <text:p text:style-name="P30">less /etc/aliases</text:p>
      <text:p text:style-name="P34"><text:span text:style-name="T9"/></text:p>
      <text:p text:style-name="P45">Ако се загледате във файла ще забележите, че има доста демони вътре. Тоест потребителите/</text:p>
      <text:p text:style-name="P45">демоните в ляво пращат на root.</text:p>
      <text:p text:style-name="P17"/>
      <text:p text:style-name="P48"><text:span text:style-name="T13">Най оттдолу ще видите кой получава пощата на root.</text:span></text:p>
      <text:p text:style-name="P34"><text:span text:style-name="T9"/></text:p>
      <text:p text:style-name="P48"><text:span text:style-name="T13">Представете си следната ситуация, някой напуска и искаме новият човек да може да получава</text:span></text:p>
      <text:p text:style-name="P48"><text:span text:style-name="T13">мейлите им в тази ситуация ще ползваме alias на бившият човек който да сочи новият.</text:span></text:p>
      <text:p text:style-name="P45"/>
      <text:p text:style-name="P45">Можем да имаме група от потребители например support и тя да праща към user1, user2 и user3.</text:p>
      <text:p text:style-name="P35"><text:span text:style-name="T9"/></text:p>
      <text:p text:style-name="P46">За да активираме файла aliases трябва да използваме командата:</text:p>
      <text:p text:style-name="P35"><text:span text:style-name="T9"/></text:p>
      <text:p text:style-name="P32"><text:span text:style-name="T11">sudo newaliases.</text:span></text:p>
      <text:p text:style-name="P34"><text:span text:style-name="T9"/></text:p>
      <text:p text:style-name="P34"><text:span text:style-name="T10">ls /etc/aliases*</text:span><text:span text:style-name="T9"> </text:span><text:span text:style-name="T18">за проверка.</text:span></text:p>
      <text:p text:style-name="P34"><text:span text:style-name="T18"/></text:p>
      <text:p text:style-name="P34"><text:span text:style-name="T18"/></text:p>
      <text:p text:style-name="P36"><text:span text:style-name="T18">Гайд за меджу два локални сървъра:</text:span></text:p>
      <text:p text:style-name="P36"><text:span text:style-name="T18"/></text:p>
      <text:p text:style-name="P54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6:43:51.925584081</meta:creation-date>
    <dc:date>2020-11-11T18:22:03.593518442</dc:date>
    <meta:editing-duration>PT24M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6" meta:paragraph-count="152" meta:word-count="1317" meta:character-count="8532" meta:non-whitespace-character-count="7383"/>
  </office:meta>
</office:document-meta>
</file>